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25_20Squares-title">
      <style:graphic-properties fo:min-height="3.51cm"/>
    </style:style>
    <style:style style:name="pr2" style:family="presentation" style:parent-style-name="Blue_25_20Squares-outline1">
      <style:graphic-properties fo:min-height="13.859cm"/>
    </style:style>
    <style:style style:name="pr3" style:family="presentation" style:parent-style-name="Blue_25_20Squares-notes">
      <style:graphic-properties draw:fill-color="#ffffff" draw:auto-grow-height="true" fo:min-height="10.628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5_20Squares" presentation:presentation-page-layout-name="AL1T1">
        <office:forms form:automatic-focus="false" form:apply-design-mode="false"/>
        <draw:frame presentation:style-name="pr1" draw:text-style-name="P1" draw:layer="layout" svg:width="25.199cm" svg:height="3.51cm" svg:x="1.4cm" svg:y="0.835cm" presentation:class="title" presentation:user-transformed="true">
          <draw:text-box>
            <text:p><text:span text:style-name="T1">Wizualizacja architektoniczna</text:span><text:span text:style-name="T1"><text:line-break/></text:span><text:span text:style-name="T1">parterowego budynku w Unity 3D</text:span></text:p>
          </draw:text-box>
        </draw:frame>
        <draw:frame presentation:style-name="pr2" draw:text-style-name="P2" draw:layer="layout" svg:width="25.199cm" svg:height="13.859cm" svg:x="1.601cm" svg:y="5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5L6TogSZmDk">Wideo prezentujące prostą wizualizacje budynku</text:a></text:span></text:p>
              </text:list-item>
              <text:list-item>
                <text:p><text:span text:style-name="T1"><text:a xlink:href="../../../Unity/Materiały%20Domek%20Praca%20Inżynierska/domek%20praca%20inż/inne/Plany,%20wymiary,%20opis%20domku.pdf">Plany, wymiary, opis domku</text:a></text:span></text:p>
              </text:list-item>
              <text:list-item>
                <text:p><text:span text:style-name="T1"><text:a xlink:href="../../../Unity/Materiały%20Domek%20Praca%20Inżynierska/domek%20praca%20inż/inne/20150328%20domek35m2%20materiały.pdf">Dodatkowe materiały dotyczące  budynku</text:a></text:span></text:p>
              </text:list-item>
              <text:list-item>
                <text:p><text:span text:style-name="T1"><text:a xlink:href="../../../Unity/Materiały%20Domek%20Praca%20Inżynierska/nieobrobionydomek.blend">Surowy model domku</text:a></text:span></text:p>
              </text:list-item>
              <text:list-item>
                <text:p><text:span text:style-name="T1"><text:a xlink:href="https://github.com/4experience/domek">Repozytorium Github</text:a></text:span></text:p>
              </text:list-item>
              <text:list-item>
                <text:p><text:span text:style-name="T1"><text:a xlink:href="https://www.youtube.com/watch?v=NzOiW2smk9o">Zbliżony efekt końcowy</text:a>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l" fo:country="PL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25_20Squares-background" style:display-name="Blue%20Squares-background" style:family="presentation">
      <style:graphic-properties draw:stroke="none" draw:fill="none"/>
    </style:style>
    <style:style style:name="Blue_25_20Squares-backgroundobjects" style:display-name="Blue%20Squares-backgroundobjects" style:family="presentation">
      <style:graphic-properties draw:shadow="hidden" draw:shadow-offset-x="0.3cm" draw:shadow-offset-y="0.3cm" draw:shadow-color="#808080"/>
    </style:style>
    <style:style style:name="Blue_25_20Squares-notes" style:display-name="Blue%20Squares-notes" style:family="presentation">
      <style:graphic-properties draw:stroke="none" draw:fill="none">
        <text:list-style style:name="Blue_25_20Squares-notes" style:display-name="Blue%20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_25_20Squares-outline1" style:display-name="Blue%20Squares-outline1" style:family="presentation">
      <style:graphic-properties draw:stroke="none" draw:fill="none">
        <text:list-style style:name="Blue_25_20Squares-outline1" style:display-name="Blue%20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_25_20Squares-outline2" style:display-name="Blue%20Squares-outline2" style:family="presentation" style:parent-style-name="Blue_25_20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5_20Squares-outline3" style:display-name="Blue%20Squares-outline3" style:family="presentation" style:parent-style-name="Blue_25_20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5_20Squares-outline4" style:display-name="Blue%20Squares-outline4" style:family="presentation" style:parent-style-name="Blue_25_20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5_20Squares-outline5" style:display-name="Blue%20Squares-outline5" style:family="presentation" style:parent-style-name="Blue_25_20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5_20Squares-outline6" style:display-name="Blue%20Squares-outline6" style:family="presentation" style:parent-style-name="Blue_25_20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5_20Squares-outline7" style:display-name="Blue%20Squares-outline7" style:family="presentation" style:parent-style-name="Blue_25_20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5_20Squares-outline8" style:display-name="Blue%20Squares-outline8" style:family="presentation" style:parent-style-name="Blue_25_20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5_20Squares-outline9" style:display-name="Blue%20Squares-outline9" style:family="presentation" style:parent-style-name="Blue_25_20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25_20Squares-subtitle" style:display-name="Blue%20Squares-subtitle" style:family="presentation">
      <style:graphic-properties draw:stroke="none" draw:fill="none" draw:textarea-vertical-align="middle">
        <text:list-style style:name="Blue_25_20Squares-subtitle" style:display-name="Blue%20Squa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_25_20Squares-title" style:display-name="Blue%20Squares-title" style:family="presentation">
      <style:graphic-properties draw:stroke="none" draw:fill="none" draw:textarea-vertical-align="middle">
        <text:list-style style:name="Blue_25_20Squares-title" style:display-name="Blue%20Squa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Mpr1" style:family="presentation" style:parent-style-name="Blue_25_20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2" style:family="presentation" style:parent-style-name="Blue_25_20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size="24pt"/>
    </style:style>
    <style:style style:name="M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MT1" style:family="text">
      <style:text-properties fo:font-family="Helmet" style:font-family-generic="modern" style:font-pitch="variabl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Blue_25_20Squares" style:display-name="Blue%20Squares" style:page-layout-name="PM1" draw:style-name="Mdp1">
      <draw:line presentation:style-name="Mpr1" draw:text-style-name="MP1" draw:layer="backgroundobjects" svg:x1="1.709cm" svg:y1="19.535cm" svg:x2="26.462cm" svg:y2="19.535cm">
        <text:p/>
      </draw:line>
      <draw:line presentation:style-name="Mpr1" draw:text-style-name="MP1" draw:layer="backgroundobjects" svg:x1="1.71cm" svg:y1="3.535cm" svg:x2="26.463cm" svg:y2="3.535cm">
        <text:p/>
      </draw:line>
      <draw:frame draw:style-name="Mgr1" draw:text-style-name="MP3" draw:layer="backgroundobjects" svg:width="7.158cm" svg:height="0.963cm" svg:x="1.709cm" svg:y="19.858cm">
        <draw:text-box>
          <text:p text:style-name="MP2"><text:span text:style-name="MT1"><text:s/></text:span><text:span text:style-name="MT1"><text:author-name text:fixed="false"> </text:author-name></text:span></text:p>
        </draw:text-box>
      </draw:frame>
      <draw:frame draw:style-name="Mgr1" draw:text-style-name="MP4" draw:layer="backgroundobjects" svg:width="1.016cm" svg:height="0.963cm" svg:x="25.677cm" svg:y="19.766cm">
        <draw:text-box>
          <text:p text:style-name="MP2"><text:span text:style-name="MT1"><text:page-number>&lt;numer&gt;</text:page-number></text:span></text:p>
        </draw:text-box>
      </draw:frame>
      <draw:rect presentation:style-name="Mpr2" draw:text-style-name="MP1" draw:layer="backgroundobjects" svg:width="1.709cm" svg:height="1.709cm" svg:x="1.894cm" svg:y="1.293cm">
        <text:p/>
      </draw:rect>
      <draw:rect presentation:style-name="Mpr2" draw:text-style-name="MP1" draw:layer="backgroundobjects" svg:width="1.709cm" svg:height="1.709cm" svg:x="2.395cm" svg:y="0.794cm">
        <text:p/>
      </draw:rect>
      <draw:rect presentation:style-name="Mpr2" draw:text-style-name="MP1" draw:layer="backgroundobjects" svg:width="1.709cm" svg:height="1.709cm" svg:x="2.996cm" svg:y="1.595cm">
        <text:p/>
      </draw:rect>
      <draw:frame presentation:style-name="Blue_25_20Squares-title" draw:layer="backgroundobjects" svg:width="25.199cm" svg:height="3.506cm" svg:x="1.4cm" svg:y="0.837cm" presentation:class="title" presentation:placeholder="true">
        <draw:text-box/>
      </draw:frame>
      <draw:frame presentation:style-name="Blue_25_20Squares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Blue_25_20Squares-title" draw:layer="backgroundobjects" svg:width="12.767cm" svg:height="9.575cm" svg:x="4.411cm" svg:y="2.794cm" presentation:class="page"/>
        <draw:frame presentation:style-name="Blue_25_20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lue Squares</dc:title>
    <dc:description>Szablon na licencji LGPL.
Pobrany z http://ooextras.sourceforge.net/</dc:description>
    <meta:creation-date>2015-10-25T14:38:59.59</meta:creation-date>
    <dc:language>pl-PL</dc:language>
    <meta:editing-cycles>9</meta:editing-cycles>
    <meta:editing-duration>PT1H26M32S</meta:editing-duration>
    <dc:date>2015-10-25T17:10:44.22</dc:date>
    <meta:document-statistic meta:object-count="19"/>
    <meta:user-defined meta:name="Info 1"/>
    <meta:user-defined meta:name="Info 2"/>
    <meta:user-defined meta:name="Info 3"/>
    <meta:user-defined meta:name="Info 4"/>
    <meta:template xlink:type="simple" xlink:actuate="onRequest" xlink:title="Blue Squares" xlink:href="file:///C:/Program%20Files%20(x86)/OpenOffice%204/share/template/pl/presnt/Blue%20Squares.otp" meta:date="2006-07-03T21:37:35"/>
  </office:meta>
</office:document-meta>
</file>